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60.75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6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780</text:p>
          </table:table-cell>
          <table:table-cell table:style-name="ACE-3" table:formula="of:=ROUND([.R2]+[.S2]/60;3)" office:value-type="float" office:value="76.599999999999994">
            <text:p>76.6</text:p>
          </table:table-cell>
          <table:table-cell table:style-name="ACE-3" table:formula="of:=ROUND(-([.T2]+[.U2]/60);3)" office:value-type="float" office:value="-69.700000000000003">
            <text:p>−69.7</text:p>
          </table:table-cell>
          <table:table-cell table:style-name="ACE-6" table:formula="of:=[.AB2]" office:value-type="float" office:value="8607">
            <text:p>8607</text:p>
          </table:table-cell>
          <table:table-cell table:style-name="ACE-6" table:formula="of:=[.AC2]" office:value-type="float" office:value="91">
            <text:p>91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7" table:formula="of:=IF(ABS([.M2])&gt;50;10;IF([.M2]&lt;5;1;[.M2]*0.20000000000000001))" office:value-type="float" office:value="4.2000000000000002">
            <text:p>4.2</text:p>
          </table:table-cell>
          <table:table-cell table:style-name="ACE-7" table:formula="of:=IF(ABS([.M2])&gt;50;10;IF([.M2]&lt;5;1;[.M2]*0.20000000000000001))" office:value-type="float" office:value="4.2000000000000002">
            <text:p>4.2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42">
            <text:p>42</text:p>
          </table:table-cell>
          <table:table-cell table:style-name="ACE-3"/>
          <table:table-cell table:style-name="ACE-3" office:value-type="float" office:value="8200">
            <text:p>8200</text:p>
          </table:table-cell>
          <table:table-cell table:style-name="ACE-3" office:value-type="float" office:value="85">
            <text:p>85</text:p>
          </table:table-cell>
          <table:table-cell table:style-name="ACE-7" office:value-type="float" office:value="0">
            <text:p>0.0</text:p>
          </table:table-cell>
          <table:table-cell table:style-name="ACE-7" office:value-type="float" office:value="2">
            <text:p>2.0</text:p>
          </table:table-cell>
          <table:table-cell table:style-name="ACE-4" table:formula="of:=(EXP([.W2]/-8033))*0.97499999999999998^2/(1+[.Y2]/1000)^2" office:value-type="float" office:value="0.34252012621473166">
            <text:p>0.3425</text:p>
          </table:table-cell>
          <table:table-cell table:style-name="ACE-8" table:formula="of:=ROUND(-8033*LN([.AA2]);0)" office:value-type="float" office:value="8607">
            <text:p>8607</text:p>
          </table:table-cell>
          <table:table-cell table:style-name="ACE-8" table:formula="of:=ROUND(SQRT([.X2]^2+(16.065999999999999*[.Z2])^2))" office:value-type="float" office:value="91">
            <text:p>9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</text:p>
          </table:table-cell>
          <table:table-cell table:style-name="ACE-3" table:formula="of:=ROUND([.R3]+[.S3]/60;3)" office:value-type="float" office:value="76.599999999999994">
            <text:p>76.6</text:p>
          </table:table-cell>
          <table:table-cell table:style-name="ACE-3" table:formula="of:=ROUND(-([.T3]+[.U3]/60);3)" office:value-type="float" office:value="-69.700000000000003">
            <text:p>−69.7</text:p>
          </table:table-cell>
          <table:table-cell table:style-name="ACE-6" office:value-type="float" office:value="9450">
            <text:p>9450</text:p>
          </table:table-cell>
          <table:table-cell table:style-name="ACE-6" office:value-type="float" office:value="200">
            <text:p>2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.5">
            <text:p>39.5</text:p>
          </table:table-cell>
          <table:table-cell table:style-name="ACE-7" office:value-type="float" office:value="8">
            <text:p>8.0</text:p>
          </table:table-cell>
          <table:table-cell table:style-name="ACE-7" office:value-type="float" office:value="8">
            <text:p>8.0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beach gravel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42">
            <text:p>42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781</text:p>
          </table:table-cell>
          <table:table-cell table:style-name="ACE-3" table:formula="of:=ROUND([.R4]+[.S4]/60;3)" office:value-type="float" office:value="76.667000000000002">
            <text:p>76.667</text:p>
          </table:table-cell>
          <table:table-cell table:style-name="ACE-3" table:formula="of:=ROUND(-([.T4]+[.U4]/60);3)" office:value-type="float" office:value="-68.632999999999996">
            <text:p>−68.633</text:p>
          </table:table-cell>
          <table:table-cell table:style-name="ACE-6" table:formula="of:=[.AB4]" office:value-type="float" office:value="9557">
            <text:p>9557</text:p>
          </table:table-cell>
          <table:table-cell table:style-name="ACE-6" table:formula="of:=[.AC4]" office:value-type="float" office:value="100">
            <text:p>10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7" table:formula="of:=IF(ABS([.M4])&gt;50;10;IF([.M4]&lt;5;1;[.M4]*0.20000000000000001))" office:value-type="float" office:value="1">
            <text:p>1.0</text:p>
          </table:table-cell>
          <table:table-cell table:style-name="ACE-7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3" office:value-type="float" office:value="9150">
            <text:p>9150</text:p>
          </table:table-cell>
          <table:table-cell table:style-name="ACE-3" office:value-type="float" office:value="95">
            <text:p>95</text:p>
          </table:table-cell>
          <table:table-cell table:style-name="ACE-7" office:value-type="float" office:value="0">
            <text:p>0.0</text:p>
          </table:table-cell>
          <table:table-cell table:style-name="ACE-7" office:value-type="float" office:value="2">
            <text:p>2.0</text:p>
          </table:table-cell>
          <table:table-cell table:style-name="ACE-4" table:formula="of:=(EXP([.W4]/-8033))*0.97499999999999998^2/(1+[.Y4]/1000)^2" office:value-type="float" office:value="0.30431649143425027">
            <text:p>0.3043</text:p>
          </table:table-cell>
          <table:table-cell table:style-name="ACE-8" table:formula="of:=ROUND(-8033*LN([.AA4]);0)" office:value-type="float" office:value="9557">
            <text:p>9557</text:p>
          </table:table-cell>
          <table:table-cell table:style-name="ACE-8" table:formula="of:=ROUND(SQRT([.X4]^2+(16.065999999999999*[.Z4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4</text:p>
          </table:table-cell>
          <table:table-cell table:style-name="ACE-3" table:formula="of:=ROUND([.R5]+[.S5]/60;3)" office:value-type="float" office:value="76.450000000000003">
            <text:p>76.45</text:p>
          </table:table-cell>
          <table:table-cell table:style-name="ACE-3" table:formula="of:=ROUND(-([.T5]+[.U5]/60);3)" office:value-type="float" office:value="-69.582999999999998">
            <text:p>−69.583</text:p>
          </table:table-cell>
          <table:table-cell table:style-name="ACE-6" office:value-type="float" office:value="9295">
            <text:p>9295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Mya truncata, Balanus crenat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2000000000000002">
            <text:p>7.2</text:p>
          </table:table-cell>
          <table:table-cell table:style-name="ACE-7" table:formula="of:=IF(ABS([.M5])&gt;50;10;IF([.M5]&lt;5;1;[.M5]*0.20000000000000001))" office:value-type="float" office:value="1.4400000000000002">
            <text:p>1.4</text:p>
          </table:table-cell>
          <table:table-cell table:style-name="ACE-7" table:formula="of:=IF(ABS([.M5])&gt;50;10;IF([.M5]&lt;5;1;[.M5]*0.20000000000000001))" office:value-type="float" office:value="1.4400000000000002">
            <text:p>1.4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9</text:p>
          </table:table-cell>
          <table:table-cell table:style-name="ACE-3" table:formula="of:=ROUND([.R6]+[.S6]/60;3)" office:value-type="float" office:value="76.533000000000001">
            <text:p>76.533</text:p>
          </table:table-cell>
          <table:table-cell table:style-name="ACE-3" table:formula="of:=ROUND(-([.T6]+[.U6]/60);3)" office:value-type="float" office:value="-68.917000000000002">
            <text:p>−68.917</text:p>
          </table:table-cell>
          <table:table-cell table:style-name="ACE-6" office:value-type="float" office:value="9405">
            <text:p>9405</text:p>
          </table:table-cell>
          <table:table-cell table:style-name="ACE-6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9000000000000004">
            <text:p>4.9</text:p>
          </table:table-cell>
          <table:table-cell table:style-name="ACE-7" table:formula="of:=IF(ABS([.M6])&gt;50;10;IF([.M6]&lt;5;1;[.M6]*0.20000000000000001))" office:value-type="float" office:value="1">
            <text:p>1.0</text:p>
          </table:table-cell>
          <table:table-cell table:style-name="ACE-7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6</text:p>
          </table:table-cell>
          <table:table-cell table:style-name="ACE-3" table:formula="of:=ROUND([.R7]+[.S7]/60;3)" office:value-type="float" office:value="76.533000000000001">
            <text:p>76.533</text:p>
          </table:table-cell>
          <table:table-cell table:style-name="ACE-3" table:formula="of:=ROUND(-([.T7]+[.U7]/60);3)" office:value-type="float" office:value="-68.917000000000002">
            <text:p>−68.917</text:p>
          </table:table-cell>
          <table:table-cell table:style-name="ACE-6" office:value-type="float" office:value="9365">
            <text:p>9365</text:p>
          </table:table-cell>
          <table:table-cell table:style-name="ACE-6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.3499999999999996">
            <text:p>5.35</text:p>
          </table:table-cell>
          <table:table-cell table:style-name="ACE-7" table:formula="of:=IF(ABS([.M7])&gt;50;10;IF([.M7]&lt;5;1;[.M7]*0.20000000000000001))" office:value-type="float" office:value="1.0700000000000001">
            <text:p>1.1</text:p>
          </table:table-cell>
          <table:table-cell table:style-name="ACE-7" table:formula="of:=IF(ABS([.M7])&gt;50;10;IF([.M7]&lt;5;1;[.M7]*0.20000000000000001))" office:value-type="float" office:value="1.0700000000000001">
            <text:p>1.1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7</text:p>
          </table:table-cell>
          <table:table-cell table:style-name="ACE-3" table:formula="of:=ROUND([.R8]+[.S8]/60;3)" office:value-type="float" office:value="76.533000000000001">
            <text:p>76.533</text:p>
          </table:table-cell>
          <table:table-cell table:style-name="ACE-3" table:formula="of:=ROUND(-([.T8]+[.U8]/60);3)" office:value-type="float" office:value="-68.917000000000002">
            <text:p>−68.917</text:p>
          </table:table-cell>
          <table:table-cell table:style-name="ACE-6" office:value-type="float" office:value="8760">
            <text:p>8760</text:p>
          </table:table-cell>
          <table:table-cell table:style-name="ACE-6" office:value-type="float" office:value="180">
            <text:p>1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4000000000000004">
            <text:p>7.4</text:p>
          </table:table-cell>
          <table:table-cell table:style-name="ACE-7" table:formula="of:=IF(ABS([.M8])&gt;50;10;IF([.M8]&lt;5;1;[.M8]*0.20000000000000001))" office:value-type="float" office:value="1.4800000000000002">
            <text:p>1.5</text:p>
          </table:table-cell>
          <table:table-cell table:style-name="ACE-7" table:formula="of:=IF(ABS([.M8])&gt;50;10;IF([.M8]&lt;5;1;[.M8]*0.20000000000000001))" office:value-type="float" office:value="1.4800000000000002">
            <text:p>1.5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0738</text:p>
          </table:table-cell>
          <table:table-cell table:style-name="ACE-3" table:formula="of:=ROUND([.R9]+[.S9]/60;3)" office:value-type="float" office:value="76.533000000000001">
            <text:p>76.533</text:p>
          </table:table-cell>
          <table:table-cell table:style-name="ACE-3" table:formula="of:=ROUND(-([.T9]+[.U9]/60);3)" office:value-type="float" office:value="-68.917000000000002">
            <text:p>−68.917</text:p>
          </table:table-cell>
          <table:table-cell table:style-name="ACE-6" office:value-type="float" office:value="8570">
            <text:p>8570</text:p>
          </table:table-cell>
          <table:table-cell table:style-name="ACE-6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4000000000000004">
            <text:p>8.4</text:p>
          </table:table-cell>
          <table:table-cell table:style-name="ACE-7" table:formula="of:=IF(ABS([.M9])&gt;50;10;IF([.M9]&lt;5;1;[.M9]*0.20000000000000001))" office:value-type="float" office:value="1.6800000000000002">
            <text:p>1.7</text:p>
          </table:table-cell>
          <table:table-cell table:style-name="ACE-7" table:formula="of:=IF(ABS([.M9])&gt;50;10;IF([.M9]&lt;5;1;[.M9]*0.20000000000000001))" office:value-type="float" office:value="1.6800000000000002">
            <text:p>1.7</text:p>
          </table:table-cell>
          <table:table-cell table:style-name="ACE-3" office:value-type="string">
            <text:p>Funder1990a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784</text:p>
          </table:table-cell>
          <table:table-cell table:style-name="ACE-3" table:formula="of:=ROUND([.R10]+[.S10]/60;3)" office:value-type="float" office:value="76.650000000000006">
            <text:p>76.65</text:p>
          </table:table-cell>
          <table:table-cell table:style-name="ACE-3" table:formula="of:=ROUND(-([.T10]+[.U10]/60);3)" office:value-type="float" office:value="-68">
            <text:p>−68</text:p>
          </table:table-cell>
          <table:table-cell table:style-name="ACE-6" table:formula="of:=[.AB10]" office:value-type="float" office:value="9447">
            <text:p>9447</text:p>
          </table:table-cell>
          <table:table-cell table:style-name="ACE-6" table:formula="of:=[.AC10]" office:value-type="float" office:value="100">
            <text:p>10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7" table:formula="of:=IF(ABS([.M10])&gt;50;10;IF([.M10]&lt;5;1;[.M10]*0.20000000000000001))" office:value-type="float" office:value="1">
            <text:p>1.0</text:p>
          </table:table-cell>
          <table:table-cell table:style-name="ACE-7" table:formula="of:=IF(ABS([.M10])&gt;50;10;IF([.M10]&lt;5;1;[.M10]*0.20000000000000001))" office:value-type="float" office:value="1">
            <text:p>1.0</text:p>
          </table:table-cell>
          <table:table-cell table:style-name="ACE-3" office:value-type="string">
            <text:p>Funder1990a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0">
            <text:p>0</text:p>
          </table:table-cell>
          <table:table-cell table:style-name="ACE-3"/>
          <table:table-cell table:style-name="ACE-3" office:value-type="float" office:value="9040">
            <text:p>9040</text:p>
          </table:table-cell>
          <table:table-cell table:style-name="ACE-3" office:value-type="float" office:value="95">
            <text:p>95</text:p>
          </table:table-cell>
          <table:table-cell table:style-name="ACE-7" office:value-type="float" office:value="0">
            <text:p>0.0</text:p>
          </table:table-cell>
          <table:table-cell table:style-name="ACE-7" office:value-type="float" office:value="2">
            <text:p>2.0</text:p>
          </table:table-cell>
          <table:table-cell table:style-name="ACE-4" table:formula="of:=(EXP([.W10]/-8033))*0.97499999999999998^2/(1+[.Y10]/1000)^2" office:value-type="float" office:value="0.30851231587436645">
            <text:p>0.3085</text:p>
          </table:table-cell>
          <table:table-cell table:style-name="ACE-8" table:formula="of:=ROUND(-8033*LN([.AA10]);0)" office:value-type="float" office:value="9447">
            <text:p>9447</text:p>
          </table:table-cell>
          <table:table-cell table:style-name="ACE-8" table:formula="of:=ROUND(SQRT([.X10]^2+(16.065999999999999*[.Z10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0" table:number-rows-repeated="26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7"/>
          <table:table-cell table:number-columns-repeated="241" table:style-name="ACE-3"/>
        </table:table-row>
        <table:table-row table:style-name="AROW-0" table:number-rows-repeated="6550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9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23T08:40:52Z</dc:date>
    <meta:creation-date>2022-10-27T08:15:17Z</meta:creation-date>
    <meta:generator>gnumeric/1.12.46</meta:generator>
  </office:meta>
</office:document-meta>
</file>